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1">
      <text:list-level-style-bullet text:level="1" text:style-name="WW_CharLFO2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5">
      <text:list-level-style-bullet text:level="1" text:style-name="WW_CharLFO2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T18" style:parent-style-name="Absatz-Standardschriftart" style:family="text">
      <style:text-properties style:language-asian="de" style:country-asian="DE" style:language-complex="ar" style:country-complex="SA"/>
    </style:style>
    <style:style style:name="T19" style:parent-style-name="Absatz-Standardschriftart" style:family="text">
      <style:text-properties style:language-asian="de" style:country-asian="DE" style:language-complex="ar" style:country-complex="SA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4" style:family="paragraph"/>
    <style:style style:name="P23" style:parent-style-name="Standard" style:list-style-name="LFO4" style:family="paragraph"/>
    <style:style style:name="P24" style:parent-style-name="Standard" style:list-style-name="LFO4" style:family="paragraph"/>
    <style:style style:name="P25" style:parent-style-name="Standard" style:list-style-name="LFO4" style:family="paragraph"/>
    <style:style style:name="P26" style:parent-style-name="Standard" style:list-style-name="LFO4" style:family="paragraph"/>
    <style:style style:name="P27" style:parent-style-name="Standard" style:list-style-name="LFO4" style:family="paragraph"/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list-style-name="LFO5" style:family="paragraph"/>
    <style:style style:name="P33" style:parent-style-name="Standard" style:list-style-name="LFO5" style:family="paragraph"/>
    <style:style style:name="P34" style:parent-style-name="Standard" style:list-style-name="LFO5" style:family="paragraph"/>
    <style:style style:name="P35" style:parent-style-name="Standard" style:list-style-name="LFO5" style:family="paragraph"/>
    <style:style style:name="P36" style:parent-style-name="Standard" style:list-style-name="LFO5" style:family="paragraph"/>
    <style:style style:name="P37" style:parent-style-name="Standard" style:list-style-name="LFO5" style:family="paragraph"/>
    <style:style style:name="P38" style:parent-style-name="Standard" style:list-style-name="LFO5" style:family="paragraph"/>
    <style:style style:name="P39" style:parent-style-name="Standard" style:list-style-name="LFO6" style:family="paragraph">
      <style:text-properties fo:font-weight="bold" style:font-weight-asian="bold" style:font-weight-complex="bold"/>
    </style:style>
    <style:style style:name="P40" style:parent-style-name="Standard" style:list-style-name="LFO6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list-style-name="LFO7" style:family="paragraph"/>
    <style:style style:name="P44" style:parent-style-name="Standard" style:list-style-name="LFO7" style:family="paragraph"/>
    <style:style style:name="P45" style:parent-style-name="Standard" style:list-style-name="LFO7" style:family="paragraph"/>
    <style:style style:name="P46" style:parent-style-name="Standard" style:list-style-name="LFO7" style:family="paragraph"/>
    <style:style style:name="P47" style:parent-style-name="Standard" style:list-style-name="LFO7" style:family="paragraph"/>
    <style:style style:name="P48" style:parent-style-name="Standard" style:list-style-name="LFO7" style:family="paragraph"/>
    <style:style style:name="P49" style:parent-style-name="Standard" style:list-style-name="LFO7" style:family="paragraph"/>
    <style:style style:name="P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" style:parent-style-name="Standard" style:list-style-name="LFO8" style:family="paragraph"/>
    <style:style style:name="T5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53" style:parent-style-name="Standard" style:list-style-name="LFO9" style:family="paragraph">
      <style:paragraph-properties fo:margin-left="0.25in" fo:text-indent="0in">
        <style:tab-stops/>
      </style:paragraph-properties>
    </style:style>
    <style:style style:name="P54" style:parent-style-name="Standard" style:list-style-name="LFO9" style:family="paragraph">
      <style:paragraph-properties fo:margin-left="0.25in" fo:text-indent="0in">
        <style:tab-stops/>
      </style:paragraph-properties>
    </style:style>
    <style:style style:name="P55" style:parent-style-name="Standard" style:list-style-name="LFO9" style:family="paragraph">
      <style:paragraph-properties fo:margin-left="0.25in" fo:text-indent="0in">
        <style:tab-stops/>
      </style:paragraph-properties>
    </style:style>
    <style:style style:name="P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58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59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60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61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62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63" style:parent-style-name="Standard" style:list-style-name="LFO10" style:family="paragraph">
      <style:paragraph-properties fo:margin-left="0.2604in" fo:text-indent="0in">
        <style:tab-stops/>
      </style:paragraph-properties>
    </style:style>
    <style:style style:name="P64" style:parent-style-name="Standard" style:family="paragraph">
      <style:paragraph-properties fo:margin-left="0.2604in">
        <style:tab-stops/>
      </style:paragraph-properties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list-style-name="LFO11" style:family="paragraph">
      <style:paragraph-properties fo:margin-left="0.2604in" fo:text-indent="0in">
        <style:tab-stops/>
      </style:paragraph-properties>
    </style:style>
    <style:style style:name="P67" style:parent-style-name="Standard" style:list-style-name="LFO12" style:family="paragraph">
      <style:paragraph-properties fo:margin-left="0.2604in" fo:text-indent="0in">
        <style:tab-stops/>
      </style:paragraph-properties>
    </style:style>
    <style:style style:name="P68" style:parent-style-name="Standard" style:list-style-name="LFO12" style:family="paragraph">
      <style:paragraph-properties fo:margin-left="0.2604in" fo:text-indent="0in">
        <style:tab-stops/>
      </style:paragraph-properties>
    </style:style>
    <style:style style:name="P69" style:parent-style-name="Standard" style:list-style-name="LFO12" style:family="paragraph">
      <style:paragraph-properties fo:margin-left="0.2604in" fo:text-indent="0in">
        <style:tab-stops/>
      </style:paragraph-properties>
    </style:style>
    <style:style style:name="P70" style:parent-style-name="Standard" style:list-style-name="LFO12" style:family="paragraph">
      <style:paragraph-properties fo:margin-left="0.2604in" fo:text-indent="0in">
        <style:tab-stops/>
      </style:paragraph-properties>
    </style:style>
    <style:style style:name="P71" style:parent-style-name="Standard" style:family="paragraph">
      <style:paragraph-properties fo:margin-left="0.2604in">
        <style:tab-stops/>
      </style:paragraph-properties>
    </style:style>
    <style:style style:name="P72" style:parent-style-name="Standard" style:family="paragraph">
      <style:paragraph-properties fo:margin-left="0.0104in">
        <style:tab-stops/>
      </style:paragraph-properties>
      <style:text-properties fo:font-weight="bold" style:font-weight-asian="bold" style:font-weight-complex="bold"/>
    </style:style>
    <style:style style:name="P73" style:parent-style-name="Standard" style:list-style-name="LFO13" style:family="paragraph">
      <style:paragraph-properties fo:margin-left="0.2708in" fo:text-indent="0in">
        <style:tab-stops/>
      </style:paragraph-properties>
    </style:style>
    <style:style style:name="P74" style:parent-style-name="Standard" style:list-style-name="LFO13" style:family="paragraph">
      <style:paragraph-properties fo:margin-left="0.2708in" fo:text-indent="0in">
        <style:tab-stops/>
      </style:paragraph-properties>
    </style:style>
    <style:style style:name="P75" style:parent-style-name="Standard" style:list-style-name="LFO13" style:family="paragraph">
      <style:paragraph-properties fo:margin-left="0.2708in" fo:text-indent="0in">
        <style:tab-stops/>
      </style:paragraph-properties>
    </style:style>
    <style:style style:name="P76" style:parent-style-name="Standard" style:list-style-name="LFO13" style:family="paragraph">
      <style:paragraph-properties fo:margin-left="0.2708in" fo:text-indent="0in">
        <style:tab-stops/>
      </style:paragraph-properties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list-style-name="LFO14" style:family="paragraph"/>
    <style:style style:name="P104" style:parent-style-name="Standard" style:list-style-name="LFO14" style:family="paragraph"/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list-style-name="LFO15" style:family="paragraph"/>
    <style:style style:name="P141" style:parent-style-name="Standard" style:list-style-name="LFO15" style:family="paragraph"/>
    <style:style style:name="P142" style:parent-style-name="Standard" style:list-style-name="LFO16" style:family="paragraph"/>
    <style:style style:name="P143" style:parent-style-name="Standard" style:list-style-name="LFO16" style:family="paragraph"/>
    <style:style style:name="P144" style:parent-style-name="Standard" style:list-style-name="LFO17" style:family="paragraph"/>
    <style:style style:name="P145" style:parent-style-name="Standard" style:list-style-name="LFO17" style:family="paragraph"/>
    <style:style style:name="P146" style:parent-style-name="Standard" style:list-style-name="LFO17" style:family="paragraph"/>
    <style:style style:name="P147" style:parent-style-name="Standard" style:list-style-name="LFO18" style:family="paragraph"/>
    <style:style style:name="P148" style:parent-style-name="Standard" style:list-style-name="LFO19" style:family="paragraph"/>
    <style:style style:name="P149" style:parent-style-name="Standard" style:list-style-name="LFO19" style:family="paragraph"/>
    <style:style style:name="P150" style:parent-style-name="Standard" style:list-style-name="LFO20" style:family="paragraph"/>
    <style:style style:name="P151" style:parent-style-name="Standard" style:list-style-name="LFO19" style:family="paragraph"/>
    <style:style style:name="P152" style:parent-style-name="Standard" style:list-style-name="LFO21" style:family="paragraph"/>
    <style:style style:name="P153" style:parent-style-name="Standard" style:list-style-name="LFO21" style:family="paragraph"/>
    <style:style style:name="P154" style:parent-style-name="Standard" style:list-style-name="LFO21" style:family="paragraph"/>
    <style:style style:name="P155" style:parent-style-name="Standard" style:list-style-name="LFO21" style:family="paragraph"/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list-style-name="LFO22" style:family="paragraph"/>
    <style:style style:name="P163" style:parent-style-name="Standard" style:list-style-name="LFO22" style:family="paragraph"/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list-style-name="LFO23" style:family="paragraph"/>
    <style:style style:name="P167" style:parent-style-name="Standard" style:list-style-name="LFO23" style:family="paragraph"/>
    <style:style style:name="P168" style:parent-style-name="Standard" style:list-style-name="LFO23" style:family="paragraph"/>
    <style:style style:name="P169" style:parent-style-name="Standard" style:list-style-name="LFO23" style:family="paragraph"/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text-properties fo:font-weight="bold" style:font-weight-asian="bold" style:font-weight-complex="bold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P185" style:parent-style-name="Standard" style:family="paragraph">
      <style:text-properties fo:font-weight="bold" style:font-weight-asian="bold" style:font-weight-complex="bold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text-properties fo:font-weight="bold" style:font-weight-asian="bold" style:font-weight-complex="bold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list-style-name="LFO24" style:family="paragraph"/>
    <style:style style:name="P194" style:parent-style-name="Standard" style:list-style-name="LFO25" style:family="paragraph"/>
    <style:style style:name="T195" style:parent-style-name="Absatz-Standardschriftart" style:family="text">
      <style:text-properties fo:font-weight="bold" style:font-weight-asian="bold" style:font-weight-complex="bold"/>
    </style:style>
    <style:style style:name="T196" style:parent-style-name="Absatz-Standardschriftart" style:family="text">
      <style:text-properties fo:language="en" fo:country="GB"/>
    </style:style>
    <style:style style:name="T197" style:parent-style-name="Absatz-Standardschriftart" style:family="text">
      <style:text-properties style:text-position="super 66.6%" fo:language="en" fo:country="GB"/>
    </style:style>
    <style:style style:name="T198" style:parent-style-name="Absatz-Standardschriftart" style:family="text">
      <style:text-properties fo:language="en" fo:country="GB"/>
    </style:style>
    <style:style style:name="T199" style:parent-style-name="Absatz-Standardschriftart" style:family="text">
      <style:text-properties fo:language="en" fo:country="GB"/>
    </style:style>
    <style:style style:name="T200" style:parent-style-name="Absatz-Standardschriftart" style:family="text">
      <style:text-properties fo:language="en" fo:country="GB"/>
    </style:style>
    <style:style style:name="T201" style:parent-style-name="Absatz-Standardschriftart" style:family="text">
      <style:text-properties style:text-position="super 66.6%" fo:language="en" fo:country="GB"/>
    </style:style>
    <style:style style:name="T202" style:parent-style-name="Absatz-Standardschriftart" style:family="text">
      <style:text-properties fo:language="en" fo:country="GB"/>
    </style:style>
    <style:style style:name="T203" style:parent-style-name="Absatz-Standardschriftart" style:family="text">
      <style:text-properties fo:language="en" fo:country="GB"/>
    </style:style>
    <style:style style:name="T204" style:parent-style-name="Absatz-Standardschriftart" style:family="text">
      <style:text-properties fo:language="en" fo:country="GB"/>
    </style:style>
    <style:style style:name="T205" style:parent-style-name="Absatz-Standardschriftart" style:family="text">
      <style:text-properties style:text-position="super 66.6%" fo:language="en" fo:country="GB"/>
    </style:style>
    <style:style style:name="T206" style:parent-style-name="Absatz-Standardschriftart" style:family="text">
      <style:text-properties fo:language="en" fo:country="GB"/>
    </style:style>
    <style:style style:name="T207" style:parent-style-name="Absatz-Standardschriftart" style:family="text">
      <style:text-properties fo:language="en" fo:country="GB"/>
    </style:style>
    <style:style style:name="T208" style:parent-style-name="Absatz-Standardschriftart" style:family="text">
      <style:text-properties fo:language="en" fo:country="GB"/>
    </style:style>
    <style:style style:name="T209" style:parent-style-name="Absatz-Standardschriftart" style:family="text">
      <style:text-properties style:text-position="super 66.6%" fo:language="en" fo:country="GB"/>
    </style:style>
    <style:style style:name="T210" style:parent-style-name="Absatz-Standardschriftart" style:family="text">
      <style:text-properties fo:language="en" fo:country="GB"/>
    </style:style>
    <style:style style:name="T211" style:parent-style-name="Absatz-Standardschriftart" style:family="text">
      <style:text-properties fo:language="en" fo:country="GB"/>
    </style:style>
    <style:style style:name="P212" style:parent-style-name="Standard" style:list-style-name="LFO26" style:family="paragraph"/>
    <style:style style:name="P213" style:parent-style-name="Standard" style:list-style-name="LFO26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P234" style:parent-style-name="Standard" style:family="paragraph">
      <style:text-properties fo:font-weight="bold" style:font-weight-asian="bold" style:font-weight-complex="bold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P236" style:parent-style-name="Standard" style:list-style-name="LFO27" style:family="paragraph">
      <style:text-properties fo:font-weight="bold" style:font-weight-asian="bold" style:font-weight-complex="bold"/>
    </style:style>
    <style:style style:family="graphic" style:name="a1">
      <style:graphic-properties style:wrap="run-through" style:run-through="foreground" draw:fill="none" draw:stroke="solid" svg:stroke-width="0.03976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3976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atenschutz und Datensicherheit</text:p>
      <text:p text:style-name="P2"/>
      <text:p text:style-name="P3">1. Datenschutz</text:p>
      <text:p text:style-name="Standard"><text:s/>→ Aufgabe:</text:p>
      <text:list text:style-name="LFO1" text:continue-numbering="true">
        <text:list-item>
          <text:list>
            <text:list-item>
              <text:p text:style-name="P4">die Privatsphäre</text:p>
            </text:list-item>
            <text:list-item>
              <text:p text:style-name="P5">das informelle Selbstbestimmungsrecht und</text:p>
            </text:list-item>
            <text:list-item>
              <text:p text:style-name="P6">die persönliche Integrität von Personen</text:p>
            </text:list-item>
          </text:list>
        </text:list-item>
      </text:list>
      <text:p text:style-name="Standard">vor dem Missbrauch durch<text:s/>Dritte zu schützen</text:p>
      <text:p text:style-name="Standard">Datenschutz schützt<text:s/><text:span text:style-name="T7">Personen</text:span><text:s/>vor dem Missbrauch ihrer Daten durch Dritte.</text:p>
      <text:p text:style-name="Standard"><text:tab/>→<text:s/><text:span text:style-name="T8">natürliche und juristische Personen</text:span></text:p>
      <text:p text:style-name="Standard">Datenschutz erstreckt sich auf</text:p>
      <text:list text:style-name="LFO2" text:continue-numbering="true">
        <text:list-item>
          <text:p text:style-name="P9">Erhebung von persönlichen oder personenbezogenen Daten</text:p>
        </text:list-item>
        <text:list-item>
          <text:p text:style-name="P10">Speichern von persönlichen oder personenbezogenen Daten</text:p>
        </text:list-item>
        <text:list-item>
          <text:p text:style-name="P11">Übermittlung von persönlichen oder personenbezogenen Daten</text:p>
        </text:list-item>
        <text:list-item>
          <text:p text:style-name="P12">Verarbeitung von persönlichen oder personenbezogenen Daten</text:p>
        </text:list-item>
        <text:list-item>
          <text:p text:style-name="P13">Veränderung / Löschung von persönlichen oder personenbezogenen Daten</text:p>
        </text:list-item>
      </text:list>
      <text:p text:style-name="Standard">Datenschutz ist keine Erfindung der Neuzeit</text:p>
      <text:list text:style-name="LFO3" text:continue-numbering="true">
        <text:list-item>
          <text:p text:style-name="P14">Beichtgeheimnis</text:p>
        </text:list-item>
        <text:list-item>
          <text:p text:style-name="P15">Bankgeheimnis</text:p>
        </text:list-item>
        <text:list-item>
          <text:p text:style-name="P16">ärztliche Schweigepflicht</text:p>
        </text:list-item>
        <text:list-item>
          <text:p text:style-name="P17">Postgeheimnis</text:p>
        </text:list-item>
      </text:list>
      <text:p text:style-name="Standard">aber: Nutzung der elektronischen Datenverarbeitung vereinfacht das missbräuchliche Sammeln, Verarbeiten, Weitergeben von Daten sehr.</text:p>
      <text:p text:style-name="Standard"><text:span text:style-name="T18"><draw:connector draw:type="line" svg:x1="1.59094in" svg:y1="0.01929in" svg:x2="1.59094in" svg:y2="0.35262in" draw:z-index="251658240" draw:id="id0" draw:style-name="a1" draw:name="Gerader Verbinder 1" text:anchor-type="paragraph"><svg:title/><svg:desc/></draw:connector></text:span></text:p>
      <text:p text:style-name="Standard"/>
      <text:p text:style-name="Standard">gesetzliche Regelung in umfangreichen Maß notwendig!</text:p>
      <text:p text:style-name="Standard"><text:span text:style-name="T19"><draw:connector draw:type="line" svg:x1="1.59094in" svg:y1="0.03386in" svg:x2="1.59094in" svg:y2="0.36719in" draw:z-index="251659264" draw:id="id1" draw:style-name="a3" draw:name="Gerader Verbinder 2" text:anchor-type="paragraph"><svg:title/><svg:desc/></draw:connector></text:span></text:p>
      <text:p text:style-name="Standard"/>
      <text:p text:style-name="P20"><text:tab/><text:tab/>Datenschutzgesetz</text:p>
      <text:p text:style-name="Standard">gilt für:</text:p>
      <text:p text:style-name="Standard"><text:s text:c="3"/>→ öffentliche Stellen und</text:p>
      <text:p text:style-name="Standard"><text:s text:c="3"/>→ nicht öffentliche Stellen, die gewerbsmäßg mit personenbezogenen Daten arbeiten</text:p>
      <text:p text:style-name="Standard"/>
      <text:p text:style-name="P21">1.1 Gesetzliche Grundlagen für den Datenschutz</text:p>
      <text:p text:style-name="Standard">Bezüglich des Datenschutzes gelten in Deutschland mehrere<text:s/>Gesetze und Verordnungen</text:p>
      <text:list text:style-name="LFO4" text:continue-numbering="true">
        <text:list-item>
          <text:p text:style-name="P22">das Grundgesetz der Bundesrepublik Deutschland (GG)</text:p>
        </text:list-item>
        <text:list-item>
          <text:p text:style-name="P23">das Bundesdatenschutzgesetzt (BDSG)</text:p>
        </text:list-item>
        <text:list-item>
          <text:p text:style-name="P24">die einzelnen Landesschutzgesetze (LDSG)</text:p>
        </text:list-item>
        <text:list-item>
          <text:p text:style-name="P25">das Telekommunikationsgesetz (TKG)</text:p>
        </text:list-item>
        <text:list-item>
          <text:p text:style-name="P26">die Telekommunikation-Kundenschutzverordnung (TKV)</text:p>
        </text:list-item>
        <text:list-item>
          <text:p text:style-name="P27">das Informations- und Kommunikationsdienste- Gesetz (IuKDG)</text:p>
        </text:list-item>
        <text:list-item>
          <text:p text:style-name="P28">das Signaturgesetz (SigG)</text:p>
        </text:list-item>
        <text:list-item>
          <text:p text:style-name="P29">die Signaturverordnung (SigV)</text:p>
        </text:list-item>
        <text:list-item>
          <text:p text:style-name="P30">die Europäische Datenschutzrichtlinie</text:p>
        </text:list-item>
      </text:list>
      <text:p text:style-name="Standard">Das Datenschutzgesetz benennt die Grundsätze des Datenschutzes sowie besondere Rechte des Einzelnen gegenüber<text:s/>Eingriffe in seine Privatsphäre.</text:p>
      <text:p text:style-name="Standard"/>
      <text:p text:style-name="Standard"/>
      <text:p text:style-name="Standard"/>
      <text:p text:style-name="Standard"/>
      <text:p text:style-name="P31">1.2 Grundsätze des Datenschutzes</text:p>
      <text:list text:style-name="LFO5" text:continue-numbering="true">
        <text:list-item>
          <text:p text:style-name="P32">Relevanz / Sparsamkeit bei der Datenerhebung (§ 3a, 6a, 6b, 13, 28)</text:p>
        </text:list-item>
      </text:list>
      <text:p text:style-name="Standard">Es dürfen nur Daten erhoben, gespeichert und verarbeitet werden, die für dn beabsichtigten Zweck relevant sind.</text:p>
      <text:list text:style-name="LFO5" text:continue-numbering="true">
        <text:list-item>
          <text:p text:style-name="P33">Publizität / Transparenz / Öffentlichkeit (§ 4, 4a, 19, 19a, 33, 34)</text:p>
        </text:list-item>
      </text:list>
      <text:p text:style-name="Standard">Jeder Betroffene hat das Recht auf Auskunftserteilung, welche personenbezogenen Daten gespeichert worden sind.</text:p>
      <text:list text:style-name="LFO5" text:continue-numbering="true">
        <text:list-item>
          <text:p text:style-name="P34">Richtigkeit ($ 6, 20, 35)</text:p>
        </text:list-item>
      </text:list>
      <text:p text:style-name="Standard">Jeder Betroffene hat das Recht auf Richtigkeit der gespeicherten Daten. Dies beinhaltet ebenfalls das Recht auf Berichtigung bzw. Löschung falscher Daten.</text:p>
      <text:list text:style-name="LFO5" text:continue-numbering="true">
        <text:list-item>
          <text:p text:style-name="P35">Weitergabebeschränkung ($ 4b, 9, 15, 16, 19, 28, 28a)</text:p>
        </text:list-item>
      </text:list>
      <text:p text:style-name="Standard">Regelungen zur Kontrolle der Datenverwendung und Einschränkungen der Datenweitergabe bzw. -übermittlung.</text:p>
      <text:list text:style-name="LFO5" text:continue-numbering="true">
        <text:list-item>
          <text:p text:style-name="P36">Verpflichtung zu Datensicherungsmaßnahmen (§ 9, 9a)</text:p>
        </text:list-item>
        <text:list-item>
          <text:p text:style-name="P37">Geheimhaltungspflicht (§ 5)</text:p>
        </text:list-item>
      </text:list>
      <text:p text:style-name="Standard">aktenkundige Belehrung über Umgang mit Daten</text:p>
      <text:list text:style-name="LFO5" text:continue-numbering="true">
        <text:list-item>
          <text:p text:style-name="P38">Schaffung von Kontrollorganen (§ 4f, 4g, 24, 38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6" text:continue-numbering="true">
        <text:list-item>
          <text:list>
            <text:list-item>
              <text:p text:style-name="P39">Absicherung gegen Viren, Würmer und Trojaner</text:p>
            </text:list-item>
            <text:list-item>
              <text:p text:style-name="P40"/>
            </text:list-item>
          </text:list>
        </text:list-item>
      </text:list>
      <text:p text:style-name="P41"/>
      <text:p text:style-name="P42">Virus:</text:p>
      <text:list text:style-name="LFO7" text:continue-numbering="true">
        <text:list-item>
          <text:p text:style-name="P43">Programmcode, der auf Schaden an Soft- und/oder Hardware abzielt</text:p>
        </text:list-item>
        <text:list-item>
          <text:p text:style-name="P44">allein nicht lauffähig, braucht unbedingt ein Wirtsprogramm, dessen Ablauf durch die Infektion verändert wird</text:p>
        </text:list-item>
        <text:list-item>
          <text:p text:style-name="P45">reproduziert sich</text:p>
        </text:list-item>
        <text:list-item>
          <text:p text:style-name="P46">versteckt sich</text:p>
        </text:list-item>
        <text:list-item>
          <text:p text:style-name="P47">mehrere Funtkionsteile</text:p>
          <text:list text:continue-numbering="true">
            <text:list-item>
              <text:list>
                <text:list-item>
                  <text:p text:style-name="P48">Reproduktion</text:p>
                </text:list-item>
              </text:list>
            </text:list-item>
          </text:list>
        </text:list-item>
      </text:list>
      <text:p text:style-name="Standard">- Erkennungsteil (Scan auf eigene Signatur)</text:p>
      <text:p text:style-name="Standard">- Infektionsteil (Kopieren in ein Programm)</text:p>
      <text:list text:style-name="LFO7" text:continue-numbering="true">
        <text:list-item>
          <text:list>
            <text:list-item>
              <text:list>
                <text:list-item>
                  <text:p text:style-name="P49">Funktionsteil</text:p>
                </text:list-item>
              </text:list>
            </text:list-item>
          </text:list>
        </text:list-item>
      </text:list>
      <text:p text:style-name="Standard">- Auslösefuntkion</text:p>
      <text:p text:style-name="Standard">prüfen ob Schadfunktion werden soll</text:p>
      <text:p text:style-name="Standard">- Schadensfunktion</text:p>
      <text:p text:style-name="Standard">verschiedene Möglichkeiten, i.d.R. Zerstörung/Manipulation von Soft-/Hardware</text:p>
      <text:p text:style-name="P50">Einteilung von Viren</text:p>
      <text:p text:style-name="Standard">(je nach Kriterien verschiedene)</text:p>
      <text:list text:style-name="LFO8" text:continue-numbering="true">
        <text:list-item>
          <text:p text:style-name="P51">Einteilung nach dem Infektionsziel</text:p>
        </text:list-item>
      </text:list>
      <text:p text:style-name="Standard">- Bootviren</text:p>
      <text:p text:style-name="Standard"><text:s text:c="3"/>schreiben Anweisungen in den Bootsektor eines Boot Datenträgers</text:p>
      <text:p text:style-name="Standard">- Dateiviren</text:p>
      <text:p text:style-name="Standard"><text:s text:c="3"/>schreiben Anweisungen in ausführbare Programmdateien</text:p>
      <text:p text:style-name="Standard">- Makroviren</text:p>
      <text:p text:style-name="Standard"><text:s text:c="3"/>schreiben Makros in Anwenderdateien</text:p>
      <text:p text:style-name="Standard"><text:span text:style-name="T52">Infektionswege</text:span><text:s text:c="2"/></text:p>
      <text:list text:style-name="LFO9" text:continue-numbering="true">
        <text:list-item>
          <text:p text:style-name="P53">Datenträgeraustausch</text:p>
        </text:list-item>
        <text:list-item>
          <text:p text:style-name="P54">Kopieren von Programmen</text:p>
        </text:list-item>
        <text:list-item>
          <text:p text:style-name="P55">Netzwerke</text:p>
        </text:list-item>
      </text:list>
      <text:p text:style-name="P56">Gegenmaßnahmen</text:p>
      <text:list text:style-name="LFO10" text:continue-numbering="true">
        <text:list-item>
          <text:p text:style-name="P57">Verzicht auf (s.o. Infektionswege) wenn möglich</text:p>
        </text:list-item>
        <text:list-item>
          <text:p text:style-name="P58">stilllegen nicht benötigter Laufwerke/Datenträger</text:p>
        </text:list-item>
        <text:list-item>
          <text:p text:style-name="P59">keine fremden Dateien ungeprüft<text:s/>einlesen</text:p>
        </text:list-item>
        <text:list-item>
          <text:p text:style-name="P60">regelmäßiger Virenscan mit aktueller Antivirensoftware und Datenbank</text:p>
        </text:list-item>
        <text:list-item>
          <text:p text:style-name="P61">Organisation, Regelungen</text:p>
        </text:list-item>
        <text:list-item>
          <text:p text:style-name="P62">neue Programme in einer virtuellen Umgebung testen</text:p>
        </text:list-item>
        <text:list-item>
          <text:p text:style-name="P63">Rechtesysteme sinnvoll nutzen</text:p>
        </text:list-item>
      </text:list>
      <text:p text:style-name="P64"/>
      <text:p text:style-name="P65">Würmer:</text:p>
      <text:list text:style-name="LFO11" text:continue-numbering="true">
        <text:list-item>
          <text:p text:style-name="P66">sind selbstständig lauffähige Programme, die auf eine Schadenswirkung abzielen</text:p>
        </text:list-item>
      </text:list>
      <text:list text:style-name="LFO12" text:continue-numbering="true">
        <text:list-item>
          <text:p text:style-name="P67">Würmer reproduzieren sich durch massenweises kopieren</text:p>
        </text:list-item>
        <text:list-item>
          <text:p text:style-name="P68">mögliche Schadenswirkung wie Viren</text:p>
        </text:list-item>
        <text:list-item>
          <text:p text:style-name="P69">Würmer haben keine markante Signatur</text:p>
        </text:list-item>
        <text:list-item>
          <text:p text:style-name="P70">bekannte Würmer können von Virenscannern am Namen erkannt werden</text:p>
        </text:list-item>
      </text:list>
      <text:p text:style-name="P71"/>
      <text:p text:style-name="P72">Trojaner</text:p>
      <text:list text:style-name="LFO13" text:continue-numbering="true">
        <text:list-item>
          <text:p text:style-name="P73">selbstständig lauffähiges Programm</text:p>
        </text:list-item>
        <text:list-item>
          <text:p text:style-name="P74">reproduzieren sich nicht</text:p>
        </text:list-item>
        <text:list-item>
          <text:p text:style-name="P75">führt im Hintergrund eine Schadfunktion aus</text:p>
        </text:list-item>
        <text:list-item>
          <text:p text:style-name="P76">i.d.R. Datensammlung, Passwörter, öffnet Ports usw. → Spionage</text:p>
        </text:list-item>
      </text:list>
      <text:p text:style-name="Standard"/>
      <text:p text:style-name="P77">1.4 Fehlerüberbrückung</text:p>
      <text:p text:style-name="Standard">Sinn ist, auftretende Fehler in ihren Auswirkungen zu begrenzen, indem</text:p>
      <text:p text:style-name="Standard">die Verfügbarkeit der Daten nicht eingeschränkt wird</text:p>
      <text:p text:style-name="Standard"><text:tab/>→ RAID – Systeme (interne Datensicherung)</text:p>
      <text:p text:style-name="Standard">die Verfügbarkeit der Daten schnellstmöglich wiederhergestellt werden kann</text:p>
      <text:p text:style-name="Standard"><text:tab/>→ Backup (externe Datensicherung)</text:p>
      <text:p text:style-name="Standard">trotz eingeschränkter Verfügbarkeit der Daten die Integritat erhalten bleibt</text:p>
      <text:p text:style-name="Standard"><text:tab/>→<text:s/>Unterbrechungsfreie Stromversorgung</text:p>
      <text:p text:style-name="Standard"/>
      <text:p text:style-name="P78">interne Datensicherung mit RAID – Systemen</text:p>
      <text:p text:style-name="Standard">RAID: Redundant Array of inexpensiv Disks (redundantes Feld aus billigen Platten)</text:p>
      <text:p text:style-name="Standard">mehrere Platten werden an einem eigenen Controller (RAID-Controller) betrieben</text:p>
      <text:p text:style-name="Standard">verschiedene Level:</text:p>
      <text:p text:style-name="Standard"><text:tab/>RAID 0</text:p>
      <text:p text:style-name="Standard"><text:tab/><text:tab/>→ Striping-Set</text:p>
      <text:p text:style-name="Standard"><text:tab/><text:tab/>→ keine Sicherheitsmaßnahmen, Ziel ist schnelleres Schreiben / Lesen</text:p>
      <text:p text:style-name="Standard"><text:tab/><text:tab/>→ keine Sicherheit gegen Datenverlust</text:p>
      <text:p text:style-name="Standard"><text:tab/>RAID 1</text:p>
      <text:p text:style-name="Standard"><text:tab/><text:tab/>→ Mirroring</text:p>
      <text:p text:style-name="Standard"><text:tab/><text:tab/>→ Plattenspiegelung</text:p>
      <text:p text:style-name="Standard"><text:tab/><text:tab/>→ 2 identische Platten notwendig</text:p>
      <text:p text:style-name="Standard"><text:tab/><text:tab/>→ Information wird immer auf 2 Platten gleichzeitig geschrieben</text:p>
      <text:p text:style-name="Standard"><text:tab/><text:tab/>→ bei Plattenausfall Warnung, Weiterarbeiten mit Spiegelplatte möglich</text:p>
      <text:p text:style-name="Standard"><text:tab/><text:tab/>→ Platte darf ggf. hot-plugged gewechselt werden</text:p>
      <text:p text:style-name="Standard"><text:tab/><text:tab/>→ trotz Fehler Verfügbarkeit nicht eingeschränkt</text:p>
      <text:p text:style-name="Standard"><text:tab/><text:tab/>→ unökonomisch, da alles doppelt gespeichert<text:s/>wird</text:p>
      <text:p text:style-name="Standard"><text:tab/>RAID 5</text:p>
      <text:p text:style-name="Standard"><text:tab/><text:tab/>→ Plattenarray mit separater Platte für Prüfsummen</text:p>
      <text:p text:style-name="Standard"><text:tab/><text:tab/>→ mehrere identische Platten notwendig</text:p>
      <text:p text:style-name="Standard"><text:tab/><text:tab/>→ Daten und Prüfsummen werden über alle Platten verteilt</text:p>
      <text:p text:style-name="Standard"><text:tab/><text:tab/>→ bei Ausfall einer Platte kann fehlende Information errechnet werden</text:p>
      <text:p text:style-name="Standard"><text:tab/><text:tab/>→ bei Plattenausfall Warnung, Weiterarbeit möglich</text:p>
      <text:p text:style-name="Standard"><text:tab/><text:tab/>→ Platte darf ggf. hot-plugged getauscht werden</text:p>
      <text:p text:style-name="Standard"><text:tab/><text:tab/>→ trotz Fehler Verfügbarkeit nicht eingeschränk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9">Sicherungsstrategie</text:p>
      <text:p text:style-name="P80"/>
      <text:p text:style-name="P81">Wie oft sollte eine Sicherung durchgeführt werden?</text:p>
      <text:p text:style-name="Standard"/>
      <text:p text:style-name="Standard">→ es gibt keine allgemeingültige<text:s/>Regel für die Häufigkeit von Datensicherungen</text:p>
      <text:p text:style-name="Standard"/>
      <text:p text:style-name="Standard">→ Entscheidungskriterium sind die Kosten für die Wiederherstellung verlorener Daten</text:p>
      <text:p text:style-name="Standard"><text:tab/><text:tab/>(Arbeitskraft, verlorene Zeit, entgangener Umsatz)</text:p>
      <text:p text:style-name="Standard"/>
      <text:p text:style-name="Standard">→ dabei ist immmer vom schlimmst-möglichen Fall auszugehen</text:p>
      <text:p text:style-name="Standard"/>
      <text:p text:style-name="Standard">→ wichtige<text:s/>Dateien und Verzeichnisse, die öfter geändert werden, ggf. mehrmals täglich sichern,</text:p>
      <text:p text:style-name="Standard"><text:s text:c="5"/>Arbeitsstationen nur einmal</text:p>
      <text:p text:style-name="Standard"/>
      <text:p text:style-name="Standard">→ Virenbefall kann sich erst verspätet auswirken, deshalb mehrere Sicherungen aufbewahren</text:p>
      <text:p text:style-name="Standard"><text:tab/><text:tab/>(tägliche Sicherung, Wochensicherung, Monatssicherung)</text:p>
      <text:p text:style-name="P82"/>
      <text:p text:style-name="P83">Das Archivbit</text:p>
      <text:p text:style-name="Standard"/>
      <text:p text:style-name="Standard">Wird eine Datei erstellt oder geändert, wird vom Betriebssystem ein Archivbit gesetzt.</text:p>
      <text:p text:style-name="Standard">Bei einer Vollsicherung oder einer Zuwachssicherung durch ein Backupprogramm wird das Archivbit zurückgestezt. Bei einer Differentialsicherung<text:s/>oder einer Kopiersicherung bleibt das Archivbit unverändert.</text:p>
      <text:p text:style-name="P84"/>
      <text:p text:style-name="P85">Vollsicherung</text:p>
      <text:p text:style-name="Standard"/>
      <text:p text:style-name="Standard">Es werden alle Daten eines Datenträgers gesichert.</text:p>
      <text:p text:style-name="Standard">Vorteile:</text:p>
      <text:p text:style-name="Standard"><text:tab/>→ es existiert immer eine aktuelle Sicherung des gesamten Datenträgers</text:p>
      <text:p text:style-name="Standard"><text:tab/>→ Dateien und Verzeichnisse sind leicht zu finden</text:p>
      <text:p text:style-name="Standard">Nachteile:</text:p>
      <text:p text:style-name="Standard"><text:tab/>→ Vollsicherungen sind zeitaufwendig</text:p>
      <text:p text:style-name="Standard"><text:tab/>→ unveränderte Dateien sind redundant gesichert</text:p>
      <text:p text:style-name="P86"/>
      <text:p text:style-name="P87">Differentialsicherung</text:p>
      <text:p text:style-name="Standard"/>
      <text:p text:style-name="Standard">Es werden alle Dateien gesichert, die seit der letzten Vollsicherung erstellt oder geändert wurden.</text:p>
      <text:p text:style-name="Standard">Vorteile:</text:p>
      <text:p text:style-name="Standard"><text:tab/>→ geringer<text:s/>Zeitaufwand bei Sicherung und Wiederherstellung</text:p>
      <text:p text:style-name="Standard"><text:tab/>→ für eine Wiederherstellung nach Totalausfall werden nur 2 Medien benötigt</text:p>
      <text:p text:style-name="Standard"><text:tab/><text:tab/>letzte Vollsicherung</text:p>
      <text:p text:style-name="Standard"><text:tab/><text:tab/>letzte Differentialsicherung</text:p>
      <text:p text:style-name="Standard">Nachteile:</text:p>
      <text:p text:style-name="Standard"><text:tab/>→ nach der letzten Vollsicherung erstellte, dann aber unveränderte Dateien werden</text:p>
      <text:p text:style-name="Standard"><text:tab/><text:s text:c="5"/>redundant gesichert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Zuwachssicherung</text:p>
      <text:p text:style-name="P96"/>
      <text:p text:style-name="Standard">Es werden alle Dateien gesichert, die seit der letzten Vollsicherung oder der letzten Zuwachssicherung erstellt oder geändert wurden.</text:p>
      <text:p text:style-name="Standard">Vorteile:</text:p>
      <text:p text:style-name="Standard"/>
      <text:p text:style-name="Standard"><text:tab/>→ geringster Zeitaufwand bei Sicherung, da<text:s/>nur die neuesten Dateien gesichert wurden</text:p>
      <text:p text:style-name="Standard"><text:tab/>→ beste Medienauslastung, da keine Redundanz</text:p>
      <text:p text:style-name="Standard"/>
      <text:p text:style-name="Standard">Nachteile:</text:p>
      <text:p text:style-name="Standard"/>
      <text:p text:style-name="Standard"><text:tab/>→ Sicherungen sind auf mehrere Medien verteilt: letzte Vollsicherung und alle folgenden</text:p>
      <text:p text:style-name="Standard"><text:tab/><text:s text:c="5"/>Zuwachssicherungen</text:p>
      <text:p text:style-name="Standard"><text:tab/>→ hoher Zeitaufwand für Wiederherstellung, da letzte Vollsicherung und alle folgendenn</text:p>
      <text:p text:style-name="Standard"><text:tab/><text:s text:c="5"/>Zuwachssicherungen nacheinander wieder hergestellt werden müss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7">Unterbrechungsfreie Stromversorgung (USV)</text:p>
      <text:p text:style-name="Standard">unvorhergesehener plötzlicher Stromausfall</text:p>
      <text:p text:style-name="Standard"><text:s/>→ schränkt die Verfügbarkeit der Daten ein</text:p>
      <text:p text:style-name="Standard"><text:s/>→ kann zu Datenverlust führen</text:p>
      <text:p text:style-name="Standard"><text:tab/>→ Schreib-Cache noch nicht geleert</text:p>
      <text:p text:style-name="Standard"><text:tab/>→ Datei nicht geschlossen, d.h. Dateisystem nicht aktualisiert</text:p>
      <text:p text:style-name="Standard"><text:tab/>→ Datei bei Absturz beschädigt und unlesbar</text:p>
      <text:p text:style-name="Standard"/>
      <text:p text:style-name="Standard">Datenverlust kann<text:s/>verhindert werden durch</text:p>
      <text:p text:style-name="Standard"><text:s/>→ geordnetes Beenden der Programme</text:p>
      <text:p text:style-name="Standard"><text:s/>→ geordnetes Herunterfahren des Betriebssystems</text:p>
      <text:p text:style-name="Standard"/>
      <text:p text:style-name="Standard">→ USV überwacht Netzspannung</text:p>
      <text:p text:style-name="Standard">→ stellt Spannung aus Akkumulatoren bereit, wenn Netzspannung ausfällt</text:p>
      <text:p text:style-name="Standard">→ signalisiert Spannungsabfall über eine Schnittstelle an Rechner</text:p>
      <text:p text:style-name="Standard"/>
      <text:p text:style-name="Standard">→ 2 Arten:</text:p>
      <text:p text:style-name="Standard"><text:tab/>Offline USV:</text:p>
      <text:p text:style-name="Standard"><text:tab/><text:tab/>Zuschaltung bei Bedarf</text:p>
      <text:p text:style-name="Standard"><text:tab/><text:tab/>Umschaltverzögerung von einigen ms</text:p>
      <text:p text:style-name="Standard"><text:tab/><text:tab/>kann u.U. Daten schädigen</text:p>
      <text:p text:style-name="Standard"><text:tab/><text:tab/>preiswertere Variante</text:p>
      <text:p text:style-name="Standard"><text:tab/>Online USV:</text:p>
      <text:p text:style-name="Standard"><text:tab/><text:tab/>Stromversorgung wird anständig von Akku gepuffert</text:p>
      <text:p text:style-name="Standard"><text:tab/><text:tab/>keine Umschatzverzögerung</text:p>
      <text:p text:style-name="Standard"><text:tab/><text:tab/>meist höhere Akkukapazität für kurzen Betrieb</text:p>
      <text:p text:style-name="Standard"><text:tab/><text:tab/>teuere Variante</text:p>
      <text:p text:style-name="Standard"/>
      <text:p text:style-name="P98"/>
      <text:p text:style-name="P99"/>
      <text:p text:style-name="P100"/>
      <text:p text:style-name="P101"/>
      <text:p text:style-name="P102">1.5 Benutzerkontrolle / Berechtigungen</text:p>
      <text:p text:style-name="Standard">verschiedene Verfahren</text:p>
      <text:list text:style-name="LFO14" text:continue-numbering="true">
        <text:list-item>
          <text:p text:style-name="P103">Identifikation</text:p>
        </text:list-item>
      </text:list>
      <text:p text:style-name="Standard">System verfügt über Datenbank</text:p>
      <text:p text:style-name="Standard">Benutzerdaten sind gespeichert und werden mit Eingaben verglichen</text:p>
      <text:list text:style-name="LFO14" text:continue-numbering="true">
        <text:list-item>
          <text:p text:style-name="P104">Verifikation</text:p>
        </text:list-item>
      </text:list>
      <text:p text:style-name="Standard">System hat keine Datenbank</text:p>
      <text:p text:style-name="Standard">vergleicht nur ob die auf mitgebrachten Datenträger gespeicherten Informationen mit Eingaben übereinstimmen</text:p>
      <text:p text:style-name="Standard"/>
      <text:p text:style-name="Standard"/>
      <text:p text:style-name="Standard"/>
      <text:p text:style-name="Standard">identifizierende und verifizierende Verfahren arbeiten mit:</text:p>
      <text:p text:style-name="Standard"><text:tab/>→ Wissen (Passwort, PIN, Benutzername)</text:p>
      <text:p text:style-name="Standard"><text:tab/>→ Besitz (Schlüssel, Chipkarte, RFID-Chip, Fingerabdruck, Iris, Gesicht)</text:p>
      <text:p text:style-name="Standard"><text:tab/>→ Wissen und Besitz</text:p>
      <text:p text:style-name="Standard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1.6 Zugriffskontrolle</text:p>
      <text:p text:style-name="Standard">benutzerspezifische Zugriffskontrolle setzt voraus:</text:p>
      <text:list text:style-name="LFO15" text:continue-numbering="true">
        <text:list-item>
          <text:p text:style-name="P140">Multiuser-Betriebssystem</text:p>
        </text:list-item>
      </text:list>
      <text:p text:style-name="Standard">→ Unix und alle Abkömmlinge</text:p>
      <text:p text:style-name="Standard">→ Windows NT,<text:s/>2000, XP</text:p>
      <text:list text:style-name="LFO15" text:continue-numbering="true">
        <text:list-item>
          <text:p text:style-name="P141">Dateisystem, das Berechtigungen speichert</text:p>
        </text:list-item>
      </text:list>
      <text:p text:style-name="Standard">→ Linux ext3</text:p>
      <text:p text:style-name="Standard">→ Windows NTFS</text:p>
      <text:p text:style-name="Standard">benutzerkontrolle durch Login-Programm über Benutzerdatenbank:</text:p>
      <text:list text:style-name="LFO16" text:continue-numbering="true">
        <text:list-item>
          <text:p text:style-name="P142">Benutzername und Passwort verschlüsselt</text:p>
        </text:list-item>
        <text:list-item>
          <text:p text:style-name="P143">Benutzer können Benutzergruppen zugeordnet werden</text:p>
        </text:list-item>
      </text:list>
      <text:p text:style-name="Standard">prinzipieller Aufbau eines Dateisystems:</text:p>
      <text:list text:style-name="LFO17" text:continue-numbering="true">
        <text:list-item>
          <text:p text:style-name="P144">2 unabhängige Ordnungsmittel</text:p>
        </text:list-item>
      </text:list>
      <text:p text:style-name="Standard">→ Dateizugriffstabelle</text:p>
      <text:list text:style-name="LFO1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5">pro Cluster des Datenträgers Eintrag frei / belegt durch Datei</text:p>
                    </text:list-item>
                    <text:list-item>
                      <text:p text:style-name="P146">dient dem schnellen Auffinden von freiem Speich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→ Inhaltsverzeichnis</text:p>
      <text:list text:style-name="LFO17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147">pro Verzeichnis / Datei Eintrag und Namen, belegte Clust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Zugriffsrechte, Datum / Uhrzeit letzter Zugriff, Statusbits</text:p>
      <text:list text:style-name="LFO1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dient dem schnellen Auffinden von Dateien / Verzeichnissen</text:p>
                    </text:list-item>
                    <text:list-item>
                      <text:p text:style-name="P149">Verwaltung von Zugriffsrechte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→ Ordnungsmittel müssen auch nach jedem Schreibvorgang aktualisiert werden</text:p>
      <text:p text:style-name="Standard">→ Zuordnungsfehler können<text:s/>entstehen, wenn z.B. wegen Absturz</text:p>
      <text:list text:style-name="LFO19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150">keine Aktualisierung stattfindet</text:p>
                    </text:list-item>
                    <text:list-item>
                      <text:p text:style-name="P151">nur teilweise aktualisiert wird</text:p>
                    </text:list-item>
                  </text:list>
                </text:list-item>
              </text:list>
            </text:list-item>
          </text:list>
        </text:list-item>
      </text:list>
      <text:p text:style-name="Standard">→ Überprüfung des Dateisystems beseitigt Zuordnungsfehler</text:p>
      <text:p text:style-name="Standard">Zugriffsrechte des Unix-Dateisystems</text:p>
      <text:list text:style-name="LFO21" text:continue-numbering="true">
        <text:list-item>
          <text:p text:style-name="P152">unterschieden werden 3 Nutzerarten</text:p>
        </text:list-item>
      </text:list>
      <text:p text:style-name="Standard">→ Eigentümer eines Verzeichnisses / einer Datei</text:p>
      <text:p text:style-name="Standard">→ Mitglieder der gleichen Arbeitsgruppe</text:p>
      <text:p text:style-name="Standard">→ alle anderen</text:p>
      <text:list text:style-name="LFO21" text:continue-numbering="true">
        <text:list-item>
          <text:p text:style-name="P153">unterschieden werden 3 Benutzerrechte</text:p>
        </text:list-item>
      </text:list>
      <text:p text:style-name="Standard">→ Lesen eines Verzeichnisses / einer Datei</text:p>
      <text:p text:style-name="Standard">→ Schreiben / Überschreiben / Löschen eines Verzeichnisses / einer Datei</text:p>
      <text:p text:style-name="Standard">→ Ausführen von Dateien</text:p>
      <text:list text:style-name="LFO21" text:continue-numbering="true">
        <text:list-item>
          <text:p text:style-name="P154">daraus können 3 x 3 = 9 Rechte für jedes Verzeichnis / jede Datei abgeleitet werden</text:p>
        </text:list-item>
        <text:list-item>
          <text:p text:style-name="P155">jeder Benutzer kann für sein Eigentum die Rechte setze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6"/>
      <text:p text:style-name="P157"/>
      <text:p text:style-name="P158"/>
      <text:p text:style-name="P159"/>
      <text:p text:style-name="P160"/>
      <text:p text:style-name="P161">1.7 Übertragungssicherheit</text:p>
      <text:p text:style-name="Standard">Ziel ist Schutz vor</text:p>
      <text:list text:style-name="LFO22" text:continue-numbering="true">
        <text:list-item>
          <text:list>
            <text:list-item>
              <text:p text:style-name="P162">Manipulation</text:p>
            </text:list-item>
            <text:list-item>
              <text:p text:style-name="P163">unberechtigem Zugriff</text:p>
            </text:list-item>
          </text:list>
        </text:list-item>
      </text:list>
      <text:p text:style-name="Standard">auf dem<text:s/>Übertragungsweg → Verschlüsselung</text:p>
      <text:p text:style-name="P164"/>
      <text:p text:style-name="P165">1.7.1 Ver- und Entschlüsselung</text:p>
      <text:list text:style-name="LFO23" text:continue-numbering="true">
        <text:list-item>
          <text:p text:style-name="P166">lesbare Daten nennt man Klartext</text:p>
        </text:list-item>
        <text:list-item>
          <text:p text:style-name="P167">Umwandlung in Daten, die ohne besondere Maßnahmen unlesbar sind, nennt man chiffrieren oder verschlüsseln</text:p>
        </text:list-item>
        <text:list-item>
          <text:p text:style-name="P168">Verschlüsseln von Klartext ergibt ein unleserliches<text:s/>Zeichengewirr</text:p>
        </text:list-item>
        <text:list-item>
          <text:p text:style-name="P169">bei Verschlüsselung bleiben die Informationen</text:p>
        </text:list-item>
      </text:list>
      <text:p text:style-name="Standard"/>
      <text:p text:style-name="P170">1.7.2 Verschlüsselung mt Computer</text:p>
      <text:p text:style-name="Standard">- einfachste Verschlüsselung auf basis logischer Verknüpfungen = XOR</text:p>
      <text:p text:style-name="Standard"><text:tab/>- XOR = exclusiv-OR:</text:p>
      <text:p text:style-name="Standard"><text:tab/><text:tab/>- Ausgang = 1, wenn Eingänge entgegengesetzt</text:p>
      <text:p text:style-name="Standard">- Verschlüsseln</text:p>
      <text:p text:style-name="Standard"><text:tab/>- Klartext-Zeichen werden mit einem Schlüssel-Zeichen XOR verknüpft</text:p>
      <text:p text:style-name="Standard"><text:tab/>- Ergebnis ist Verschlüsselungstext</text:p>
      <text:p text:style-name="Standard"><text:tab/>- Schlüssel kann frei gewählt werden</text:p>
      <text:p text:style-name="Standard">- Entschlüsseln</text:p>
      <text:p text:style-name="Standard"><text:tab/>- gleichen Schlüssel verwenden</text:p>
      <text:p text:style-name="Standard"><text:tab/>- Verschlüsselungstext-Zeichen werden mit Schlüssel XOR verknüpft</text:p>
      <text:p text:style-name="Standard"><text:tab/>-<text:s/>Ergebnis ist Klartext</text:p>
      <text:p text:style-name="Standard"/>
      <text:p text:style-name="P171">1.7.3 Schlüssel</text:p>
      <text:p text:style-name="Standard">- Schlüssel sind im Prinzip sehr lange Zeichenketten</text:p>
      <text:p text:style-name="Standard">- die Schlüsselgröße wird in Bit abgegeben</text:p>
      <text:p text:style-name="Standard">- je länger der Schlüssel, desto sicherer ist der verschlüsselte Text</text:p>
      <text:p text:style-name="Standard">- Bitfolge als Dualzahl → auch beliebige reversible<text:s/>mathematische Verfahren möglich</text:p>
      <text:p text:style-name="Standard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1.7.4 Verschlüsselungsverfahren</text:p>
      <text:list text:style-name="LFO24" text:continue-numbering="true">
        <text:list-item>
          <text:p text:style-name="P193">symmetrische Verschlüsselung</text:p>
        </text:list-item>
      </text:list>
      <text:p text:style-name="Standard">- konventionelle Verschlüsselung</text:p>
      <text:p text:style-name="Standard">- Verschlüsselung mit Geheimschlüsseln oder symmetrischen Schlüsseln</text:p>
      <text:p text:style-name="Standard">- gleicher Schlüsselt für die Ver- als<text:s/>auch Entschlüsselung</text:p>
      <text:list text:style-name="LFO25" text:continue-numbering="true">
        <text:list-item>
          <text:p text:style-name="P194">Beispiel:</text:p>
        </text:list-item>
      </text:list>
      <text:p text:style-name="Standard"/>
      <text:p text:style-name="Standard"><text:span text:style-name="T195">Data Encryption Standard</text:span><text:s/>(DES) ist ein für ein konventionelles Verschlüsselungssystem, das häufig auf Regierungsebene eingesetzt wird</text:p>
      <text:p text:style-name="Standard"><text:tab/>- Vorteil:</text:p>
      <text:p text:style-name="Standard"><text:tab/><text:tab/>- die konventionelle Verschlüsselung ist sehr schnell</text:p>
      <text:p text:style-name="Standard"><text:tab/><text:tab/>- besonders sinnvoll<text:s/>um Daten zu verschlüsseln, die nicht übertragen werden</text:p>
      <text:p text:style-name="Standard"><text:tab/>- Nachteil:</text:p>
      <text:p text:style-name="Standard"><text:tab/><text:tab/>- Absender und Empfänger müssen sich auf einen Schlüssel einigen</text:p>
      <text:p text:style-name="Standard"><text:tab/><text:tab/>- Schlüssel muss streng geheim gehalten werden</text:p>
      <text:p text:style-name="Standard"><text:tab/><text:tab/>- wird Schlüssel bei der Übertragung angefangen, können die<text:s/>verschlüsselten</text:p>
      <text:p text:style-name="Standard"><text:tab/><text:tab/><text:s text:c="2"/>Datenspäter ausgelesen, geändert oder verfälscht werden</text:p>
      <text:p text:style-name="Standard"><text:tab/><text:tab/>- für jede verschlüsselte Kommunikation eigener Schlüssel notwendig</text:p>
      <text:p text:style-name="Standard"><text:tab/>- Lösung:</text:p>
      <text:p text:style-name="Standard"><text:tab/><text:tab/>- Schlüssel kann auch ausgehandelt werden</text:p>
      <text:p text:style-name="Standard"><text:tab/><text:tab/>- entsprechende Verfahren auf Basis von Primzahlen und Modulodivision</text:p>
      <text:p text:style-name="Standard"><text:tab/><text:tab/>- Verfahren sind nicht reversible</text:p>
      <text:p text:style-name="Standard"><text:tab/><text:tab/>- ausgetauschte Daten können mitgelesen werden, Schlüssel trotzdem sicher</text:p>
      <text:p text:style-name="Standard"><text:tab/>- X möchte an Y verschlüsselt Daten senden und teilt dies Y öffentlich mit</text:p>
      <text:p text:style-name="Standard"><text:tab/>- X und Y generieren beide per Zufallsgenerator eine beliebige ganze Zahl (a, b)</text:p>
      <text:p text:style-name="Standard"><text:tab/>- X generiert und übermittelt an Y:</text:p>
      <text:p text:style-name="Standard"><text:tab/><text:tab/>- Basiszahl B</text:p>
      <text:p text:style-name="Standard"><text:tab/><text:tab/>- Primzahl P</text:p>
      <text:p text:style-name="Standard"><text:tab/>- X und Y berechnen aus diesen 3 Werten je eine neue Zahl wie folgt:</text:p>
      <text:p text:style-name="Standard"><text:tab/><text:tab/><text:span text:style-name="T196">ZX = B</text:span><text:span text:style-name="T197">a</text:span><text:span text:style-name="T198"><text:s/>mod P</text:span><text:span text:style-name="T199"><text:tab/></text:span><text:span text:style-name="T200"><text:tab/>ZY = B</text:span><text:span text:style-name="T201">b</text:span><text:span text:style-name="T202"><text:s/>mod P</text:span></text:p>
      <text:p text:style-name="Standard"><text:span text:style-name="T203"><text:tab/></text:span>- X und Y berechnen daraus den gemeinsamen geheimen Sitzungschlüssel</text:p>
      <text:p text:style-name="Standard"><text:tab/><text:tab/><text:span text:style-name="T204">S = ZY</text:span><text:span text:style-name="T205">a</text:span><text:span text:style-name="T206"><text:s/>mod P<text:s/></text:span><text:span text:style-name="T207"><text:tab/></text:span><text:span text:style-name="T208"><text:tab/>S = ZX</text:span><text:span text:style-name="T209">b</text:span><text:span text:style-name="T210"><text:s/>mod P</text:span></text:p>
      <text:p text:style-name="Standard"><text:span text:style-name="T211"><text:tab/></text:span>- X verschlüsselt seine Daten mit dem Schlüssel S überträgt sie</text:p>
      <text:list text:style-name="LFO26" text:continue-numbering="true">
        <text:list-item>
          <text:list>
            <text:list-item>
              <text:p text:style-name="P212">Y entschlüsselt die Daten mit Schlüssel S und erhält Klartext</text:p>
            </text:list-item>
            <text:list-item>
              <text:p text:style-name="P213"/>
            </text:list-item>
          </text:list>
        </text:list-item>
      </text:list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list text:style-name="LFO27" text:continue-numbering="true">
        <text:list-item>
          <text:p text:style-name="P236">asymmetrische Verschlüsselung</text:p>
        </text:list-item>
      </text:list>
      <text:p text:style-name="Standard">- Konzept 1975 von Whitfield Diffie und Martin Hellman eingeführt</text:p>
      <text:p text:style-name="Standard">- Kryptografie mit öffentlichen Schlüssen ist asymmetrisches Schema</text:p>
      <text:p text:style-name="Standard">- zur Ver- und Entschlüsselung wird ein Schlüsselpaar verwendet</text:p>
      <text:p text:style-name="Standard">- mit einem Schlüssel werden Daten verschlüsselt</text:p>
      <text:p text:style-name="Standard">- mit dem zugeordneten 2. Schlüssel werden Daten entschlüsselt</text:p>
      <text:p text:style-name="Standard">- der 1. Schlüssel ist öffentlich</text:p>
      <text:p text:style-name="Standard">- der 2. Schlüssel ist privat</text:p>
      <text:p text:style-name="Standard">- jeder kann mit dem öffentlichen Schlüssel Daten verschlüsseln</text:p>
      <text:p text:style-name="Standard">- nur der Besitzer des entsprechenden privaten Schlüssel kann die Daten entschlüsseln</text:p>
      <text:p text:style-name="Standard">- privater Schlüssel kann nicht aus dem<text:s/>öffentlichen Schlüssel angeleitet werden</text:p>
      <text:p text:style-name="Standard"><text:tab/>- Vorteil:</text:p>
      <text:p text:style-name="Standard"><text:tab/><text:tab/>- kein Übertragen von geheimen Schlüsseln zwischen Absender und Empfänger</text:p>
      <text:p text:style-name="Standard"><text:tab/><text:tab/>- für jede Kommunikation sind nur noch öffentliche Schlüssel erforderlich</text:p>
      <text:p text:style-name="Standard"><text:tab/><text:tab/>- private Schlüssel werden nicht übertragen</text:p>
      <text:p text:style-name="Standard"><text:tab/><text:tab/>- Verwendung für digitale Unterschriften möglich</text:p>
      <text:p text:style-name="Standard"><text:tab/>- Nachteil:</text:p>
      <text:p text:style-name="Standard"><text:tab/><text:tab/>- sehr rechenintensiv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StarSymbol" style:font-name-asian="OpenSymbol" style:font-name-complex="OpenSymbol"/>
    </style:style>
    <style:style style:name="WW_CharLFO7LVL3" style:family="text">
      <style:text-properties style:font-name="StarSymbol" style:font-name-asian="OpenSymbol" style:font-name-complex="OpenSymbol"/>
    </style:style>
    <style:style style:name="WW_CharLFO7LVL4" style:family="text">
      <style:text-properties style:font-name="StarSymbol" style:font-name-asian="OpenSymbol" style:font-name-complex="OpenSymbol"/>
    </style:style>
    <style:style style:name="WW_CharLFO7LVL5" style:family="text">
      <style:text-properties style:font-name="StarSymbol" style:font-name-asian="OpenSymbol" style:font-name-complex="OpenSymbol"/>
    </style:style>
    <style:style style:name="WW_CharLFO7LVL6" style:family="text">
      <style:text-properties style:font-name="StarSymbol" style:font-name-asian="OpenSymbol" style:font-name-complex="OpenSymbol"/>
    </style:style>
    <style:style style:name="WW_CharLFO7LVL7" style:family="text">
      <style:text-properties style:font-name="StarSymbol" style:font-name-asian="OpenSymbol" style:font-name-complex="OpenSymbol"/>
    </style:style>
    <style:style style:name="WW_CharLFO7LVL8" style:family="text">
      <style:text-properties style:font-name="StarSymbol" style:font-name-asian="OpenSymbol" style:font-name-complex="OpenSymbol"/>
    </style:style>
    <style:style style:name="WW_CharLFO7LVL9" style:family="text">
      <style:text-properties style:font-name="StarSymbol" style:font-name-asian="OpenSymbol" style:font-name-complex="OpenSymbol"/>
    </style:style>
    <style:style style:name="WW_CharLFO8LVL1" style:family="text">
      <style:text-properties style:font-name="StarSymbol" style:font-name-asian="OpenSymbol" style:font-name-complex="OpenSymbol"/>
    </style:style>
    <style:style style:name="WW_CharLFO8LVL2" style:family="text">
      <style:text-properties style:font-name="StarSymbol" style:font-name-asian="OpenSymbol" style:font-name-complex="OpenSymbol"/>
    </style:style>
    <style:style style:name="WW_CharLFO8LVL3" style:family="text">
      <style:text-properties style:font-name="StarSymbol" style:font-name-asian="OpenSymbol" style:font-name-complex="OpenSymbol"/>
    </style:style>
    <style:style style:name="WW_CharLFO8LVL4" style:family="text">
      <style:text-properties style:font-name="StarSymbol" style:font-name-asian="OpenSymbol" style:font-name-complex="OpenSymbol"/>
    </style:style>
    <style:style style:name="WW_CharLFO8LVL5" style:family="text">
      <style:text-properties style:font-name="StarSymbol" style:font-name-asian="OpenSymbol" style:font-name-complex="OpenSymbol"/>
    </style:style>
    <style:style style:name="WW_CharLFO8LVL6" style:family="text">
      <style:text-properties style:font-name="StarSymbol" style:font-name-asian="OpenSymbol" style:font-name-complex="OpenSymbol"/>
    </style:style>
    <style:style style:name="WW_CharLFO8LVL7" style:family="text">
      <style:text-properties style:font-name="StarSymbol" style:font-name-asian="OpenSymbol" style:font-name-complex="OpenSymbol"/>
    </style:style>
    <style:style style:name="WW_CharLFO8LVL8" style:family="text">
      <style:text-properties style:font-name="StarSymbol" style:font-name-asian="OpenSymbol" style:font-name-complex="OpenSymbol"/>
    </style:style>
    <style:style style:name="WW_CharLFO8LVL9" style:family="text">
      <style:text-properties style:font-name="StarSymbol" style:font-name-asian="OpenSymbol" style:font-name-complex="OpenSymbol"/>
    </style:style>
    <style:style style:name="WW_CharLFO9LVL1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StarSymbol" style:font-name-asian="OpenSymbol" style:font-name-complex="OpenSymbol"/>
    </style:style>
    <style:style style:name="WW_CharLFO9LVL3" style:family="text">
      <style:text-properties style:font-name="StarSymbol" style:font-name-asian="OpenSymbol" style:font-name-complex="OpenSymbol"/>
    </style:style>
    <style:style style:name="WW_CharLFO9LVL4" style:family="text">
      <style:text-properties style:font-name="StarSymbol" style:font-name-asian="OpenSymbol" style:font-name-complex="OpenSymbol"/>
    </style:style>
    <style:style style:name="WW_CharLFO9LVL5" style:family="text">
      <style:text-properties style:font-name="StarSymbol" style:font-name-asian="OpenSymbol" style:font-name-complex="OpenSymbol"/>
    </style:style>
    <style:style style:name="WW_CharLFO9LVL6" style:family="text">
      <style:text-properties style:font-name="StarSymbol" style:font-name-asian="OpenSymbol" style:font-name-complex="OpenSymbol"/>
    </style:style>
    <style:style style:name="WW_CharLFO9LVL7" style:family="text">
      <style:text-properties style:font-name="StarSymbol" style:font-name-asian="OpenSymbol" style:font-name-complex="OpenSymbol"/>
    </style:style>
    <style:style style:name="WW_CharLFO9LVL8" style:family="text">
      <style:text-properties style:font-name="StarSymbol" style:font-name-asian="OpenSymbol" style:font-name-complex="OpenSymbol"/>
    </style:style>
    <style:style style:name="WW_CharLFO9LVL9" style:family="text">
      <style:text-properties style:font-name="StarSymbol" style:font-name-asian="OpenSymbol" style:font-name-complex="OpenSymbol"/>
    </style:style>
    <style:style style:name="WW_CharLFO10LVL1" style:family="text">
      <style:text-properties style:font-name="StarSymbol" style:font-name-asian="OpenSymbol" style:font-name-complex="OpenSymbol"/>
    </style:style>
    <style:style style:name="WW_CharLFO10LVL2" style:family="text">
      <style:text-properties style:font-name="StarSymbol" style:font-name-asian="OpenSymbol" style:font-name-complex="OpenSymbol"/>
    </style:style>
    <style:style style:name="WW_CharLFO10LVL3" style:family="text">
      <style:text-properties style:font-name="StarSymbol" style:font-name-asian="OpenSymbol" style:font-name-complex="OpenSymbol"/>
    </style:style>
    <style:style style:name="WW_CharLFO10LVL4" style:family="text">
      <style:text-properties style:font-name="StarSymbol" style:font-name-asian="OpenSymbol" style:font-name-complex="OpenSymbol"/>
    </style:style>
    <style:style style:name="WW_CharLFO10LVL5" style:family="text">
      <style:text-properties style:font-name="StarSymbol" style:font-name-asian="OpenSymbol" style:font-name-complex="OpenSymbol"/>
    </style:style>
    <style:style style:name="WW_CharLFO10LVL6" style:family="text">
      <style:text-properties style:font-name="StarSymbol" style:font-name-asian="OpenSymbol" style:font-name-complex="OpenSymbol"/>
    </style:style>
    <style:style style:name="WW_CharLFO10LVL7" style:family="text">
      <style:text-properties style:font-name="StarSymbol" style:font-name-asian="OpenSymbol" style:font-name-complex="OpenSymbol"/>
    </style:style>
    <style:style style:name="WW_CharLFO10LVL8" style:family="text">
      <style:text-properties style:font-name="StarSymbol" style:font-name-asian="OpenSymbol" style:font-name-complex="OpenSymbol"/>
    </style:style>
    <style:style style:name="WW_CharLFO10LVL9" style:family="text">
      <style:text-properties style:font-name="StarSymbol" style:font-name-asian="OpenSymbol" style:font-name-complex="OpenSymbol"/>
    </style:style>
    <style:style style:name="WW_CharLFO11LVL1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StarSymbol" style:font-name-asian="OpenSymbol" style:font-name-complex="OpenSymbol"/>
    </style:style>
    <style:style style:name="WW_CharLFO11LVL3" style:family="text">
      <style:text-properties style:font-name="StarSymbol" style:font-name-asian="OpenSymbol" style:font-name-complex="OpenSymbol"/>
    </style:style>
    <style:style style:name="WW_CharLFO11LVL4" style:family="text">
      <style:text-properties style:font-name="StarSymbol" style:font-name-asian="OpenSymbol" style:font-name-complex="OpenSymbol"/>
    </style:style>
    <style:style style:name="WW_CharLFO11LVL5" style:family="text">
      <style:text-properties style:font-name="StarSymbol" style:font-name-asian="OpenSymbol" style:font-name-complex="OpenSymbol"/>
    </style:style>
    <style:style style:name="WW_CharLFO11LVL6" style:family="text">
      <style:text-properties style:font-name="StarSymbol" style:font-name-asian="OpenSymbol" style:font-name-complex="OpenSymbol"/>
    </style:style>
    <style:style style:name="WW_CharLFO11LVL7" style:family="text">
      <style:text-properties style:font-name="StarSymbol" style:font-name-asian="OpenSymbol" style:font-name-complex="OpenSymbol"/>
    </style:style>
    <style:style style:name="WW_CharLFO11LVL8" style:family="text">
      <style:text-properties style:font-name="StarSymbol" style:font-name-asian="OpenSymbol" style:font-name-complex="OpenSymbol"/>
    </style:style>
    <style:style style:name="WW_CharLFO11LVL9" style:family="text">
      <style:text-properties style:font-name="StarSymbol" style:font-name-asian="OpenSymbol" style:font-name-complex="OpenSymbol"/>
    </style:style>
    <style:style style:name="WW_CharLFO12LVL1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2LVL4" style:family="text">
      <style:text-properties style:font-name="StarSymbol" style:font-name-asian="OpenSymbol" style:font-name-complex="OpenSymbol"/>
    </style:style>
    <style:style style:name="WW_CharLFO12LVL5" style:family="text">
      <style:text-properties style:font-name="StarSymbol" style:font-name-asian="OpenSymbol" style:font-name-complex="OpenSymbol"/>
    </style:style>
    <style:style style:name="WW_CharLFO12LVL6" style:family="text">
      <style:text-properties style:font-name="StarSymbol" style:font-name-asian="OpenSymbol" style:font-name-complex="OpenSymbol"/>
    </style:style>
    <style:style style:name="WW_CharLFO12LVL7" style:family="text">
      <style:text-properties style:font-name="StarSymbol" style:font-name-asian="OpenSymbol" style:font-name-complex="OpenSymbol"/>
    </style:style>
    <style:style style:name="WW_CharLFO12LVL8" style:family="text">
      <style:text-properties style:font-name="StarSymbol" style:font-name-asian="OpenSymbol" style:font-name-complex="OpenSymbol"/>
    </style:style>
    <style:style style:name="WW_CharLFO12LVL9" style:family="text">
      <style:text-properties style:font-name="StarSymbol" style:font-name-asian="OpenSymbol" style:font-name-complex="OpenSymbol"/>
    </style:style>
    <style:style style:name="WW_CharLFO13LVL1" style:family="text">
      <style:text-properties style:font-name="StarSymbol" style:font-name-asian="OpenSymbol" style:font-name-complex="OpenSymbol"/>
    </style:style>
    <style:style style:name="WW_CharLFO13LVL2" style:family="text">
      <style:text-properties style:font-name="StarSymbol" style:font-name-asian="OpenSymbol" style:font-name-complex="OpenSymbol"/>
    </style:style>
    <style:style style:name="WW_CharLFO13LVL3" style:family="text">
      <style:text-properties style:font-name="StarSymbol" style:font-name-asian="OpenSymbol" style:font-name-complex="OpenSymbol"/>
    </style:style>
    <style:style style:name="WW_CharLFO13LVL4" style:family="text">
      <style:text-properties style:font-name="StarSymbol" style:font-name-asian="OpenSymbol" style:font-name-complex="OpenSymbol"/>
    </style:style>
    <style:style style:name="WW_CharLFO13LVL5" style:family="text">
      <style:text-properties style:font-name="StarSymbol" style:font-name-asian="OpenSymbol" style:font-name-complex="OpenSymbol"/>
    </style:style>
    <style:style style:name="WW_CharLFO13LVL6" style:family="text">
      <style:text-properties style:font-name="StarSymbol" style:font-name-asian="OpenSymbol" style:font-name-complex="OpenSymbol"/>
    </style:style>
    <style:style style:name="WW_CharLFO13LVL7" style:family="text">
      <style:text-properties style:font-name="StarSymbol" style:font-name-asian="OpenSymbol" style:font-name-complex="OpenSymbol"/>
    </style:style>
    <style:style style:name="WW_CharLFO13LVL8" style:family="text">
      <style:text-properties style:font-name="StarSymbol" style:font-name-asian="OpenSymbol" style:font-name-complex="OpenSymbol"/>
    </style:style>
    <style:style style:name="WW_CharLFO13LVL9" style:family="text">
      <style:text-properties style:font-name="StarSymbol" style:font-name-asian="OpenSymbol" style:font-name-complex="OpenSymbol"/>
    </style:style>
    <style:style style:name="WW_CharLFO14LVL1" style:family="text">
      <style:text-properties style:font-name="StarSymbol" style:font-name-asian="OpenSymbol" style:font-name-complex="OpenSymbol"/>
    </style:style>
    <style:style style:name="WW_CharLFO14LVL2" style:family="text">
      <style:text-properties style:font-name="StarSymbol" style:font-name-asian="OpenSymbol" style:font-name-complex="OpenSymbol"/>
    </style:style>
    <style:style style:name="WW_CharLFO14LVL3" style:family="text">
      <style:text-properties style:font-name="StarSymbol" style:font-name-asian="OpenSymbol" style:font-name-complex="OpenSymbol"/>
    </style:style>
    <style:style style:name="WW_CharLFO14LVL4" style:family="text">
      <style:text-properties style:font-name="StarSymbol" style:font-name-asian="OpenSymbol" style:font-name-complex="OpenSymbol"/>
    </style:style>
    <style:style style:name="WW_CharLFO14LVL5" style:family="text">
      <style:text-properties style:font-name="StarSymbol" style:font-name-asian="OpenSymbol" style:font-name-complex="OpenSymbol"/>
    </style:style>
    <style:style style:name="WW_CharLFO14LVL6" style:family="text">
      <style:text-properties style:font-name="StarSymbol" style:font-name-asian="OpenSymbol" style:font-name-complex="OpenSymbol"/>
    </style:style>
    <style:style style:name="WW_CharLFO14LVL7" style:family="text">
      <style:text-properties style:font-name="StarSymbol" style:font-name-asian="OpenSymbol" style:font-name-complex="OpenSymbol"/>
    </style:style>
    <style:style style:name="WW_CharLFO14LVL8" style:family="text">
      <style:text-properties style:font-name="StarSymbol" style:font-name-asian="OpenSymbol" style:font-name-complex="OpenSymbol"/>
    </style:style>
    <style:style style:name="WW_CharLFO14LVL9" style:family="text">
      <style:text-properties style:font-name="Star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StarSymbol" style:font-name-asian="OpenSymbol" style:font-name-complex="OpenSymbol"/>
    </style:style>
    <style:style style:name="WW_CharLFO17LVL4" style:family="text">
      <style:text-properties style:font-name="Star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tarSymbol" style:font-name-asian="OpenSymbol" style:font-name-complex="OpenSymbol"/>
    </style:style>
    <style:style style:name="WW_CharLFO19LVL2" style:family="text">
      <style:text-properties style:font-name="StarSymbol" style:font-name-asian="OpenSymbol" style:font-name-complex="OpenSymbol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19LVL4" style:family="text">
      <style:text-properties style:font-name="StarSymbol" style:font-name-asian="OpenSymbol" style:font-name-complex="OpenSymbol"/>
    </style:style>
    <style:style style:name="WW_CharLFO19LVL5" style:family="text">
      <style:text-properties style:font-name="StarSymbol" style:font-name-asian="OpenSymbol" style:font-name-complex="OpenSymbol"/>
    </style:style>
    <style:style style:name="WW_CharLFO19LVL6" style:family="text">
      <style:text-properties style:font-name="StarSymbol" style:font-name-asian="OpenSymbol" style:font-name-complex="OpenSymbol"/>
    </style:style>
    <style:style style:name="WW_CharLFO19LVL7" style:family="text">
      <style:text-properties style:font-name="StarSymbol" style:font-name-asian="OpenSymbol" style:font-name-complex="OpenSymbol"/>
    </style:style>
    <style:style style:name="WW_CharLFO19LVL8" style:family="text">
      <style:text-properties style:font-name="StarSymbol" style:font-name-asian="OpenSymbol" style:font-name-complex="OpenSymbol"/>
    </style:style>
    <style:style style:name="WW_CharLFO19LVL9" style:family="text">
      <style:text-properties style:font-name="Star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StarSymbol" style:font-name-asian="OpenSymbol" style:font-name-complex="OpenSymbol"/>
    </style:style>
    <style:style style:name="WW_CharLFO24LVL2" style:family="text">
      <style:text-properties style:font-name="StarSymbol" style:font-name-asian="OpenSymbol" style:font-name-complex="OpenSymbol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4LVL4" style:family="text">
      <style:text-properties style:font-name="StarSymbol" style:font-name-asian="OpenSymbol" style:font-name-complex="OpenSymbol"/>
    </style:style>
    <style:style style:name="WW_CharLFO24LVL5" style:family="text">
      <style:text-properties style:font-name="StarSymbol" style:font-name-asian="OpenSymbol" style:font-name-complex="OpenSymbol"/>
    </style:style>
    <style:style style:name="WW_CharLFO24LVL6" style:family="text">
      <style:text-properties style:font-name="StarSymbol" style:font-name-asian="OpenSymbol" style:font-name-complex="OpenSymbol"/>
    </style:style>
    <style:style style:name="WW_CharLFO24LVL7" style:family="text">
      <style:text-properties style:font-name="StarSymbol" style:font-name-asian="OpenSymbol" style:font-name-complex="OpenSymbol"/>
    </style:style>
    <style:style style:name="WW_CharLFO24LVL8" style:family="text">
      <style:text-properties style:font-name="StarSymbol" style:font-name-asian="OpenSymbol" style:font-name-complex="OpenSymbol"/>
    </style:style>
    <style:style style:name="WW_CharLFO24LVL9" style:family="text">
      <style:text-properties style:font-name="Star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tarSymbol" style:font-name-asian="OpenSymbol" style:font-name-complex="OpenSymbol"/>
    </style:style>
    <style:style style:name="WW_CharLFO27LVL2" style:family="text">
      <style:text-properties style:font-name="StarSymbol" style:font-name-asian="OpenSymbol" style:font-name-complex="OpenSymbol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  <draw:marker draw:name="a2" svg:viewBox="0 0 20 30" svg:d="m10 0-10 30h20z"/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1">
      <text:list-level-style-bullet text:level="1" text:style-name="WW_CharLFO2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5">
      <text:list-level-style-bullet text:level="1" text:style-name="WW_CharLFO2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8125in" fo:margin-bottom="0.7875in" fo:margin-right="0.7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us Freitag</meta:initial-creator>
    <dc:creator>Dennis Diehm</dc:creator>
    <meta:creation-date>2013-08-29T08:51:00Z</meta:creation-date>
    <dc:date>2015-01-16T08:17:00Z</dc:date>
    <meta:template xlink:href="Normal" xlink:type="simple"/>
    <meta:editing-cycles>31</meta:editing-cycles>
    <meta:editing-duration>PT0S</meta:editing-duration>
    <meta:document-statistic meta:page-count="1" meta:paragraph-count="29" meta:word-count="2056" meta:character-count="14981" meta:row-count="107" meta:non-whitespace-character-count="12954"/>
  </office:meta>
</office:document-meta>
</file>